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1.0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cm" fo:min-width="1.08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7cm" fo:min-width="1.086cm" draw:fontwork-distance="2cm" draw:fontwork-start="0cm" draw:fontwork-shadow-offset-x="0cm" draw:fontwork-shadow-offset-y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87cm" fo:min-width="0.301cm"/>
    </style:style>
    <style:style style:name="gr7" style:family="graphic" style:parent-style-name="standard">
      <style:graphic-properties draw:textarea-horizontal-align="justify" draw:textarea-vertical-align="middle" draw:auto-grow-height="false" fo:min-height="1.069cm" fo:min-width="0.1cm"/>
    </style:style>
    <style:style style:name="gr8" style:family="graphic" style:parent-style-name="standard">
      <style:graphic-properties draw:textarea-horizontal-align="justify" draw:textarea-vertical-align="middle" draw:auto-grow-height="false" fo:min-height="1.21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0.14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2cm" svg:y1="15.635cm" svg:x2="4.193cm" svg:y2="15.66cm">
              <text:p/>
            </draw:line>
            <draw:line draw:style-name="gr1" draw:text-style-name="P1" draw:layer="layout" svg:x1="5.285cm" svg:y1="16.203cm" svg:x2="7.276cm" svg:y2="16.203cm">
              <text:p/>
            </draw:line>
            <draw:line draw:style-name="gr1" draw:text-style-name="P1" draw:layer="layout" svg:x1="5.823cm" svg:y1="16.677cm" svg:x2="6.78cm" svg:y2="16.677cm">
              <text:p/>
            </draw:line>
            <draw:line draw:style-name="gr1" draw:text-style-name="P1" draw:layer="layout" svg:x1="6.247cm" svg:y1="15.615cm" svg:x2="6.263cm" svg:y2="14.392cm">
              <text:p/>
            </draw:line>
          </draw:g>
          <draw:line draw:style-name="gr2" draw:text-style-name="P2" draw:layer="layout" svg:x1="19.1cm" svg:y1="8.4cm" svg:x2="19.1cm" svg:y2="10.4cm">
            <text:p/>
          </draw:line>
        </draw:g>
        <draw:line draw:style-name="gr2" draw:text-style-name="P3" draw:layer="layout" svg:x1="25.7cm" svg:y1="14.4cm" svg:x2="3.397cm" svg:y2="14.4cm">
          <text:p/>
        </draw:line>
        <draw:line draw:style-name="gr2" draw:text-style-name="P3" draw:layer="layout" svg:x1="12.448cm" svg:y1="8.022cm" svg:x2="8.1cm" svg:y2="8cm">
          <text:p/>
        </draw:line>
        <draw:line draw:style-name="gr2" draw:text-style-name="P3" draw:layer="layout" svg:x1="19.4cm" svg:y1="8.4cm" svg:x2="15.661cm" svg:y2="8.4cm">
          <text:p/>
        </draw:line>
        <draw:g>
          <draw:glue-point draw:id="4" svg:x="-4.828cm" svg:y="-2.346cm"/>
          <draw:glue-point draw:id="5" svg:x="-4.828cm" svg:y="2.296cm"/>
          <draw:custom-shape draw:style-name="gr3" draw:text-style-name="P4" draw:layer="layout" svg:width="3.1cm" svg:height="3.3cm" draw:transform="rotate (1.5707963267949) translate (12.4cm 9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322.696629213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5" draw:layer="layout" svg:width="1.586cm" svg:height="4.32cm" svg:x="12.451cm" svg:y="7.127cm">
            <draw:text-box>
              <text:p>+</text:p>
              <text:p/>
              <text:p>-</text:p>
            </draw:text-box>
          </draw:frame>
          <draw:frame draw:style-name="gr5" draw:text-style-name="P5" draw:layer="layout" svg:width="1.586cm" svg:height="5.939cm" svg:x="25.2cm" svg:y="8.58cm">
            <draw:text-box>
              <text:p>+</text:p>
              <text:p/>
              <text:p/>
              <text:p/>
              <text:p/>
              <text:p/>
              <text:p/>
              <text:p>-</text:p>
            </draw:text-box>
          </draw:frame>
        </draw:g>
        <draw:g>
          <draw:line draw:style-name="gr1" draw:text-style-name="P1" draw:layer="layout" svg:x1="5.639cm" svg:y1="9cm" svg:x2="5.639cm" svg:y2="6.984cm">
            <text:p/>
          </draw:line>
          <draw:line draw:style-name="gr1" draw:text-style-name="P1" draw:layer="layout" svg:x1="6.54cm" svg:y1="9cm" svg:x2="6.54cm" svg:y2="6.984cm">
            <text:p/>
          </draw:line>
          <draw:line draw:style-name="gr1" draw:text-style-name="P1" draw:layer="layout" svg:x1="8.4cm" svg:y1="8cm" svg:x2="6.536cm" svg:y2="7.991cm">
            <text:p/>
          </draw:line>
          <draw:line draw:style-name="gr1" draw:text-style-name="P1" draw:layer="layout" svg:x1="5.658cm" svg:y1="8.007cm" svg:x2="3.4cm" svg:y2="8cm">
            <text:p/>
          </draw:line>
        </draw:g>
        <draw:g>
          <draw:custom-shape draw:style-name="gr6" draw:text-style-name="P4" draw:layer="layout" svg:width="0.801cm" svg:height="2.637cm" svg:x="7.368cm" svg:y="9.90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7.775cm" svg:y1="9.917cm" svg:x2="7.8cm" svg:y2="8cm">
            <text:p/>
          </draw:line>
          <draw:line draw:style-name="gr1" draw:text-style-name="P1" draw:layer="layout" svg:x1="7.8cm" svg:y1="14.4cm" svg:x2="7.791cm" svg:y2="12.583cm">
            <text:p/>
          </draw:line>
        </draw:g>
        <draw:line draw:style-name="gr2" draw:text-style-name="P3" draw:layer="layout" svg:x1="12.4cm" svg:y1="9.1cm" svg:x2="10.8cm" svg:y2="9.1cm">
          <text:p/>
        </draw:line>
        <draw:g>
          <draw:custom-shape draw:style-name="gr7" draw:text-style-name="P4" draw:layer="layout" svg:width="0.6cm" svg:height="1.319cm" svg:x="9.7cm" svg:y="11.65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05cm" svg:y1="11.659cm" svg:x2="10cm" svg:y2="10.9cm">
            <text:p/>
          </draw:line>
          <draw:line draw:style-name="gr1" draw:text-style-name="P1" draw:layer="layout" svg:x1="10cm" svg:y1="13.5cm" svg:x2="10cm" svg:y2="13cm">
            <text:p/>
          </draw:line>
        </draw:g>
        <draw:g>
          <draw:custom-shape draw:style-name="gr7" draw:text-style-name="P4" draw:layer="layout" svg:width="0.6cm" svg:height="1.319cm" svg:x="10.5cm" svg:y="11.65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805cm" svg:y1="11.659cm" svg:x2="10.8cm" svg:y2="9.1cm">
            <text:p/>
          </draw:line>
          <draw:line draw:style-name="gr1" draw:text-style-name="P1" draw:layer="layout" svg:x1="10.8cm" svg:y1="14.4cm" svg:x2="10.817cm" svg:y2="12.992cm">
            <text:p/>
          </draw:line>
        </draw:g>
        <draw:g>
          <draw:custom-shape draw:style-name="gr7" draw:text-style-name="P4" draw:layer="layout" svg:width="0.6cm" svg:height="1.319cm" svg:x="11.3cm" svg:y="11.65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605cm" svg:y1="11.659cm" svg:x2="11.6cm" svg:y2="10.9cm">
            <text:p/>
          </draw:line>
          <draw:line draw:style-name="gr1" draw:text-style-name="P1" draw:layer="layout" svg:x1="11.6cm" svg:y1="13.5cm" svg:x2="11.6cm" svg:y2="13cm">
            <text:p/>
          </draw:line>
        </draw:g>
        <draw:line draw:style-name="gr2" draw:text-style-name="P3" draw:layer="layout" svg:x1="10cm" svg:y1="10.9cm" svg:x2="11.6cm" svg:y2="10.9cm">
          <text:p/>
        </draw:line>
        <draw:line draw:style-name="gr2" draw:text-style-name="P3" draw:layer="layout" svg:x1="10cm" svg:y1="13.5cm" svg:x2="11.6cm" svg:y2="13.5cm">
          <text:p/>
        </draw:line>
        <draw:line draw:style-name="gr2" draw:text-style-name="P3" draw:layer="layout" svg:x1="13.1cm" svg:y1="10.4cm" svg:x2="10.775cm" svg:y2="10.4cm">
          <text:p/>
        </draw:line>
        <draw:g>
          <draw:custom-shape draw:style-name="gr8" draw:text-style-name="P4" draw:layer="layout" svg:width="0.445cm" svg:height="1.465cm" draw:transform="rotate (1.5707963267949) translate (12.672cm 10.64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677cm" svg:y1="10.42cm" svg:x2="12cm" svg:y2="10.411cm">
            <text:p/>
          </draw:line>
          <draw:line draw:style-name="gr1" draw:text-style-name="P1" draw:layer="layout" svg:x1="14.837cm" svg:y1="10.42cm" svg:x2="14.16cm" svg:y2="10.411cm">
            <text:p/>
          </draw:line>
        </draw:g>
        <draw:g>
          <draw:custom-shape draw:style-name="gr8" draw:text-style-name="P4" draw:layer="layout" svg:width="0.445cm" svg:height="1.465cm" draw:transform="rotate (1.5707963267949) translate (14.872cm 10.64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4.877cm" svg:y1="10.42cm" svg:x2="14.2cm" svg:y2="10.411cm">
            <text:p/>
          </draw:line>
          <draw:line draw:style-name="gr1" draw:text-style-name="P1" draw:layer="layout" svg:x1="17.037cm" svg:y1="10.42cm" svg:x2="16.36cm" svg:y2="10.411cm">
            <text:p/>
          </draw:line>
        </draw:g>
        <draw:g>
          <draw:custom-shape draw:style-name="gr8" draw:text-style-name="P4" draw:layer="layout" svg:width="0.445cm" svg:height="1.465cm" draw:transform="rotate (1.5707963267949) translate (17.034cm 10.64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7.039cm" svg:y1="10.42cm" svg:x2="16.362cm" svg:y2="10.411cm">
            <text:p/>
          </draw:line>
          <draw:line draw:style-name="gr1" draw:text-style-name="P1" draw:layer="layout" svg:x1="19.1cm" svg:y1="10.4cm" svg:x2="18.5cm" svg:y2="10.4cm">
            <text:p/>
          </draw:line>
          <draw:custom-shape draw:style-name="gr9" draw:text-style-name="P4" draw:layer="layout" svg:width="0.645cm" svg:height="2.2cm" draw:transform="rotate (1.5707963267949) translate (19.6cm 8.245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0.645cm" svg:height="2.2cm" draw:transform="rotate (1.5707963267949) translate (19.6cm 9.245cm)">
            <text:p/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25.6cm" svg:y1="8.395cm" svg:x2="22cm" svg:y2="8.4cm">
          <text:p/>
        </draw:line>
        <draw:g>
          <draw:line draw:style-name="gr1" draw:text-style-name="P1" draw:layer="layout" svg:x1="22.28cm" svg:y1="10.908cm" svg:x2="24.296cm" svg:y2="10.9cm">
            <text:p/>
          </draw:line>
          <draw:line draw:style-name="gr1" draw:text-style-name="P1" draw:layer="layout" svg:x1="22.284cm" svg:y1="11.809cm" svg:x2="24.3cm" svg:y2="11.801cm">
            <text:p/>
          </draw:line>
          <draw:line draw:style-name="gr2" draw:text-style-name="P3" draw:layer="layout" svg:x1="23.3cm" svg:y1="10.9cm" svg:x2="23.3cm" svg:y2="8.4cm">
            <text:p/>
          </draw:line>
          <draw:line draw:style-name="gr2" draw:text-style-name="P3" draw:layer="layout" svg:x1="23.3cm" svg:y1="11.8cm" svg:x2="23.3cm" svg:y2="14.4cm">
            <text:p/>
          </draw:line>
        </draw:g>
        <draw:custom-shape draw:style-name="gr10" draw:text-style-name="P4" draw:layer="layout" svg:width="0.348cm" svg:height="0.35cm" svg:x="25.552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0.348cm" svg:height="0.35cm" svg:x="25.553cm" svg:y="8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2.2cm" svg:height="1.5cm" svg:x="5.9cm" svg:y="5.8cm">
          <draw:text-box>
            <text:p>C1</text:p>
          </draw:text-box>
        </draw:frame>
        <draw:frame draw:style-name="gr11" draw:text-style-name="P5" draw:layer="layout" svg:width="2.2cm" svg:height="1.5cm" draw:transform="rotate (1.5690509975429) translate (21.148cm 11.949cm)">
          <draw:text-box>
            <text:p>C2</text:p>
          </draw:text-box>
        </draw:frame>
        <draw:frame draw:style-name="gr11" draw:text-style-name="P5" draw:layer="layout" svg:width="2.2cm" svg:height="1.5cm" svg:x="19.9cm" svg:y="6.5cm">
          <draw:text-box>
            <text:p>R2</text:p>
          </draw:text-box>
        </draw:frame>
        <draw:frame draw:style-name="gr11" draw:text-style-name="P5" draw:layer="layout" svg:width="2.2cm" svg:height="1.5cm" svg:x="1.4cm" svg:y="9.1cm">
          <draw:text-box>
            <text:p>V_in</text:p>
          </draw:text-box>
        </draw:frame>
        <draw:frame draw:style-name="gr11" draw:text-style-name="P5" draw:layer="layout" svg:width="2.2cm" svg:height="1.5cm" svg:x="25.3cm" svg:y="10.5cm">
          <draw:text-box>
            <text:p>V_out</text:p>
          </draw:text-box>
        </draw:frame>
        <draw:frame draw:style-name="gr11" draw:text-style-name="P5" draw:layer="layout" svg:width="2.2cm" svg:height="1.5cm" draw:transform="rotate (1.5690509975429) translate (8.7cm 12.897cm)">
          <draw:text-box>
            <text:p>R3</text:p>
          </draw:text-box>
        </draw:frame>
        <draw:frame draw:style-name="gr11" draw:text-style-name="P5" draw:layer="layout" svg:width="2.2cm" svg:height="1.5cm" svg:x="14.9cm" svg:y="11cm">
          <draw:text-box>
            <text:p>R4</text:p>
          </draw:text-box>
        </draw:frame>
        <draw:frame draw:style-name="gr11" draw:text-style-name="P5" draw:layer="layout" svg:width="2.2cm" svg:height="1.5cm" draw:transform="rotate (1.5690509975429) translate (6.196cm 11.7cm)">
          <draw:text-box>
            <text:p>R1</text:p>
          </draw:text-box>
        </draw:frame>
        <draw:frame draw:style-name="gr11" draw:text-style-name="P5" draw:layer="layout" svg:width="2.2cm" svg:height="1.5cm" svg:x="3.9cm" svg:y="6.9cm">
          <draw:text-box>
            <text:p>in</text:p>
          </draw:text-box>
        </draw:frame>
        <draw:frame draw:style-name="gr11" draw:text-style-name="P5" draw:layer="layout" svg:width="2.2cm" svg:height="1.5cm" svg:x="7.1cm" svg:y="14.6cm">
          <draw:text-box>
            <text:p>GND</text:p>
          </draw:text-box>
        </draw:frame>
        <draw:frame draw:style-name="gr12" draw:text-style-name="P5" draw:layer="layout" svg:width="3.2cm" svg:height="1.673cm" svg:x="8.7cm" svg:y="6.727cm">
          <draw:text-box>
            <text:p>ninv_in</text:p>
          </draw:text-box>
        </draw:frame>
        <draw:frame draw:style-name="gr12" draw:text-style-name="P5" draw:layer="layout" svg:width="3.2cm" svg:height="1.673cm" svg:x="9.9cm" svg:y="8.127cm">
          <draw:text-box>
            <text:p>inv_in</text:p>
          </draw:text-box>
        </draw:frame>
        <draw:frame draw:style-name="gr12" draw:text-style-name="P5" draw:layer="layout" svg:width="3.2cm" svg:height="1.673cm" svg:x="16.1cm" svg:y="7.427cm">
          <draw:text-box>
            <text:p>outamp</text:p>
          </draw:text-box>
        </draw:frame>
        <draw:frame draw:style-name="gr12" draw:text-style-name="P5" draw:layer="layout" svg:width="3.2cm" svg:height="1.673cm" svg:x="22.6cm" svg:y="7.4cm">
          <draw:text-box>
            <text:p>out</text:p>
          </draw:text-box>
        </draw:frame>
        <draw:g>
          <draw:line draw:style-name="gr2" draw:text-style-name="P2" draw:layer="layout" svg:x1="19.4cm" svg:y1="7.9cm" svg:x2="19.4cm" svg:y2="8.9cm">
            <text:p/>
          </draw:line>
          <draw:line draw:style-name="gr2" draw:text-style-name="P3" draw:layer="layout" svg:x1="19.4cm" svg:y1="7.9cm" svg:x2="19.6cm" svg:y2="7.9cm">
            <text:p/>
          </draw:line>
          <draw:line draw:style-name="gr2" draw:text-style-name="P3" draw:layer="layout" svg:x1="19.4cm" svg:y1="8.9cm" svg:x2="19.6cm" svg:y2="8.9cm">
            <text:p/>
          </draw:line>
          <draw:line draw:style-name="gr2" draw:text-style-name="P2" draw:layer="layout" svg:x1="22cm" svg:y1="7.9cm" svg:x2="22cm" svg:y2="8.9cm">
            <text:p/>
          </draw:line>
          <draw:line draw:style-name="gr2" draw:text-style-name="P3" draw:layer="layout" svg:x1="21.8cm" svg:y1="7.9cm" svg:x2="22cm" svg:y2="7.9cm">
            <text:p/>
          </draw:line>
          <draw:line draw:style-name="gr2" draw:text-style-name="P3" draw:layer="layout" svg:x1="21.8cm" svg:y1="8.9cm" svg:x2="22cm" svg:y2="8.9cm">
            <text:p/>
          </draw:line>
        </draw:g>
        <draw:line draw:style-name="gr2" draw:text-style-name="P3" draw:layer="layout" svg:x1="3.4cm" svg:y1="8cm" svg:x2="3.4cm" svg:y2="14.4cm">
          <text:p/>
        </draw:line>
        <draw:custom-shape draw:style-name="gr13" draw:text-style-name="P4" draw:layer="layout" svg:width="1.842cm" svg:height="1.843cm" svg:x="2.5cm" svg:y="10cm">
          <text:p text:style-name="P4">+</text:p>
          <text:p text:style-name="P4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02:47.486465931</meta:creation-date>
    <dc:date>2021-06-05T22:59:08.289969417</dc:date>
    <meta:editing-duration>PT28M1S</meta:editing-duration>
    <meta:editing-cycles>6</meta:editing-cycles>
    <meta:generator>LibreOffice/6.4.5.2$Linux_X86_64 LibreOffice_project/40$Build-2</meta:generator>
    <meta:document-statistic meta:object-count="84"/>
  </office:meta>
</office:document-meta>
</file>